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035824" officeooo:paragraph-rsid="00035824" style:text-blinking="false" fo:background-color="transparent"/>
    </style:style>
    <style:style style:name="P2" style:family="paragraph" style:parent-style-name="Text_20_body" style:list-style-name="L1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8" style:family="paragraph" style:parent-style-name="Standard">
      <style:text-properties officeooo:rsid="00035824" officeooo:paragraph-rsid="00035824"/>
    </style:style>
    <style:style style:name="P9" style:family="paragraph" style:parent-style-name="Standard">
      <style:text-properties officeooo:paragraph-rsid="00035824"/>
    </style:style>
    <style:style style:name="P10" style:family="paragraph" style:parent-style-name="Standard">
      <style:text-properties style:font-name="Times New Roman" officeooo:paragraph-rsid="00035824"/>
    </style:style>
    <style:style style:name="P11" style:family="paragraph" style:parent-style-name="Standard">
      <style:text-properties style:font-name="Times New Roman" officeooo:rsid="00035824" officeooo:paragraph-rsid="00035824"/>
    </style:style>
    <style:style style:name="P12" style:family="paragraph" style:parent-style-name="Preformatted_20_Text">
      <style:text-properties fo:color="#000000" style:font-name="Courier New" officeooo:paragraph-rsid="00035824"/>
    </style:style>
    <style:style style:name="T1" style:family="text">
      <style:text-properties officeooo:rsid="00035824"/>
    </style:style>
    <style:style style:name="T2" style:family="text">
      <style:text-properties fo:font-style="italic" officeooo:rsid="00035824"/>
    </style:style>
    <style:style style:name="T3" style:family="text">
      <style:text-properties fo:color="#000080" fo:font-weight="bold" officeooo:rsid="00035824"/>
    </style:style>
    <style:style style:name="T4" style:family="text">
      <style:text-properties fo:color="#000080" style:font-name="Courier New" fo:font-weight="bold"/>
    </style:style>
    <style:style style:name="T5" style:family="text">
      <style:text-properties fo:color="#660e7a" fo:font-style="italic" fo:font-weight="bold" officeooo:rsid="00035824"/>
    </style:style>
    <style:style style:name="T6" style:family="text">
      <style:text-properties fo:color="#660e7a" style:font-name="Courier New" fo:font-style="italic" fo:font-weight="bold"/>
    </style:style>
    <style:style style:name="T7" style:family="text">
      <style:text-properties fo:color="#000000" style:font-name="Courier New"/>
    </style:style>
    <style:style style:name="T8" style:family="text">
      <style:text-properties fo:color="#000000" style:font-name="Courier New" fo:font-style="italic"/>
    </style:style>
    <style:style style:name="T9" style:family="text">
      <style:text-properties fo:color="#000000" style:font-name="Courier New" officeooo:rsid="00035824"/>
    </style:style>
    <style:style style:name="T10" style:family="text">
      <style:text-properties fo:color="#000000" style:font-name="Courier New" officeooo:rsid="00035824" fo:background-color="#e4e4ff" loext:char-shading-value="0"/>
    </style:style>
    <style:style style:name="T11" style:family="text">
      <style:text-properties fo:color="#000000" officeooo:rsid="00035824"/>
    </style:style>
    <style:style style:name="T12" style:family="text">
      <style:text-properties fo:color="#000000" officeooo:rsid="00035824" fo:background-color="#e4e4ff" loext:char-shading-value="0"/>
    </style:style>
    <style:style style:name="T13" style:family="text">
      <style:text-properties style:use-window-font-color="true" officeooo:rsid="00035824" fo:background-color="#e4e4ff" loext:char-shading-value="0"/>
    </style:style>
    <style:style style:name="T14" style:family="text">
      <style:text-properties style:use-window-font-color="true" officeooo:rsid="00035824" fo:background-color="transparent" loext:char-shading-value="0"/>
    </style:style>
    <style:style style:name="T15" style:family="text">
      <style:text-properties style:use-window-font-color="true" officeooo:rsid="00035824" fo:background-color="transparent" loext:char-shading-value="0"/>
    </style:style>
    <style:style style:name="T16" style:family="text">
      <style:text-properties style:use-window-font-color="true" fo:background-color="transparent" loext:char-shading-value="0"/>
    </style:style>
    <style:style style:name="T17" style:family="text">
      <style:text-properties fo:color="#808080" fo:font-style="italic"/>
    </style:style>
    <style:style style:name="T18" style:family="text">
      <style:text-properties fo:color="#808080" fo:font-style="italic" officeooo:rsid="0003582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You can send the events very easy. Just call the method</text:span><text:span text:style-name="T11"> sendEvetn(Context, event_code) from </text:span><text:span text:style-name="T15">HADEvent class.</text:span></text:p>
      <text:p text:style-name="P11"><text:span text:style-name="T16">Example:</text:span></text:p>
      <text:p text:style-name="P11"><text:span text:style-name="T16"/></text:p>
      <text:p text:style-name="P12"><text:span text:style-name="T1">HADEvent.</text:span><text:span text:style-name="T2">sendEvent</text:span><text:span text:style-name="T1">(</text:span><text:span text:style-name="T3">this</text:span><text:span text:style-name="T1">, Event.</text:span><text:span text:style-name="T5">GAMING_ACHIEVEMENT_UNLOCKED</text:span><text:span text:style-name="T1">); </text:span></text:p>
      <text:p text:style-name="P9"><text:span text:style-name="T9"/></text:p>
      <text:p text:style-name="Standard">That's all!</text:p>
      <text:p text:style-name="Standard"/>
      <text:p text:style-name="P8">Event codes:</text:p>
      <text:p text:style-name="P8"/>
      <text:p text:style-name="P1"><text:bookmark text:name="docs-internal-guid-6c5e6936-d3ea-3377-1a64-d7ba4927851f"/><text:tab/>Authenticate events</text:p>
      <text:list xml:id="list6529756402795011548" text:style-name="L1">
        <text:list-item>
          <text:p text:style-name="P2">101 Registration</text:p>
        </text:list-item>
        <text:list-item>
          <text:p text:style-name="P2">102 Login</text:p>
        </text:list-item>
        <text:list-item>
          <text:p text:style-name="P2">103 Open</text:p>
        </text:list-item>
      </text:list>
      <text:p text:style-name="P7">eCommerce events</text:p>
      <text:list xml:id="list8848093992443362122" text:style-name="L2">
        <text:list-item>
          <text:p text:style-name="P3">201 Add to Wishlist</text:p>
        </text:list-item>
        <text:list-item>
          <text:p text:style-name="P3">202 Add to Cart</text:p>
        </text:list-item>
        <text:list-item>
          <text:p text:style-name="P3">203 Added Payment Info</text:p>
        </text:list-item>
        <text:list-item>
          <text:p text:style-name="P3">204 Reservation</text:p>
        </text:list-item>
        <text:list-item>
          <text:p text:style-name="P3">205 Checkout Initiated</text:p>
        </text:list-item>
        <text:list-item>
          <text:p text:style-name="P3">206 Purchase</text:p>
        </text:list-item>
      </text:list>
      <text:p text:style-name="P7">Content events</text:p>
      <text:list xml:id="list5186809338472317753" text:style-name="L3">
        <text:list-item>
          <text:p text:style-name="P4">301 Search</text:p>
        </text:list-item>
        <text:list-item>
          <text:p text:style-name="P4">302 Content View</text:p>
        </text:list-item>
      </text:list>
      <text:p text:style-name="P7">Gaming events</text:p>
      <text:list xml:id="list4178586266488295614" text:style-name="L4">
        <text:list-item>
          <text:p text:style-name="P5">401 Tutorial Completed</text:p>
        </text:list-item>
        <text:list-item>
          <text:p text:style-name="P5">402 Level Achieved</text:p>
        </text:list-item>
        <text:list-item>
          <text:p text:style-name="P5">403 Achievement Unlocked</text:p>
        </text:list-item>
        <text:list-item>
          <text:p text:style-name="P5">404 Spent Credit</text:p>
        </text:list-item>
      </text:list>
      <text:p text:style-name="P7">Social events</text:p>
      <text:list xml:id="list458458236640046123" text:style-name="L5">
        <text:list-item>
          <text:p text:style-name="P6">501 Invite</text:p>
        </text:list-item>
        <text:list-item>
          <text:p text:style-name="P6">502 Rated</text:p>
        </text:list-item>
        <text:list-item>
          <text:p text:style-name="P6">504 Share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S</meta:editing-duration>
    <meta:editing-cycles>3</meta:editing-cycles>
    <meta:generator>LibreOffice/5.0.6.3$Windows_X86_64 LibreOffice_project/490fc03b25318460cfc54456516ea2519c11d1aa</meta:generator>
    <dc:date>2016-05-21T18:23:52.698000000</dc:date>
    <meta:document-statistic meta:table-count="0" meta:image-count="0" meta:object-count="0" meta:page-count="1" meta:paragraph-count="28" meta:word-count="99" meta:character-count="565" meta:non-whitespace-character-count="510"/>
    <meta:user-defined meta:name="Info 1"/>
    <meta:user-defined meta:name="Info 2"/>
    <meta:user-defined meta:name="Info 3"/>
    <meta:user-defined meta:name="Info 4"/>
  </office:meta>
</office:document-meta>
</file>